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9f36"/>
    </style:style>
    <style:style style:name="P2" style:family="paragraph" style:parent-style-name="Standard">
      <style:text-properties officeooo:rsid="00151955" officeooo:paragraph-rsid="00151955"/>
    </style:style>
    <style:style style:name="P3" style:family="paragraph" style:parent-style-name="Standard" style:list-style-name="L1">
      <style:text-properties officeooo:rsid="0013943a" officeooo:paragraph-rsid="00119f36"/>
    </style:style>
    <style:style style:name="P4" style:family="paragraph" style:parent-style-name="Standard" style:list-style-name="L2">
      <style:text-properties officeooo:rsid="00149bbf" officeooo:paragraph-rsid="00119f36"/>
    </style:style>
    <style:style style:name="P5" style:family="paragraph" style:parent-style-name="Standard" style:list-style-name="L3">
      <style:text-properties officeooo:rsid="00149bbf" officeooo:paragraph-rsid="00119f36"/>
    </style:style>
    <style:style style:name="P6" style:family="paragraph" style:parent-style-name="Standard" style:list-style-name="L4">
      <style:text-properties officeooo:rsid="00149bbf" officeooo:paragraph-rsid="00151955"/>
    </style:style>
    <style:style style:name="P7" style:family="paragraph" style:parent-style-name="Standard" style:list-style-name="L4">
      <style:text-properties officeooo:rsid="00151955" officeooo:paragraph-rsid="00151955"/>
    </style:style>
    <style:style style:name="P8" style:family="paragraph" style:parent-style-name="Standard" style:list-style-name="L5">
      <style:text-properties officeooo:rsid="00151955" officeooo:paragraph-rsid="00151955"/>
    </style:style>
    <style:style style:name="P9" style:family="paragraph" style:parent-style-name="Standard" style:list-style-name="L6">
      <style:text-properties officeooo:rsid="00151955" officeooo:paragraph-rsid="00151955"/>
    </style:style>
    <style:style style:name="T1" style:family="text">
      <style:text-properties officeooo:rsid="00151955"/>
    </style:style>
    <style:style style:name="T2" style:family="text">
      <style:text-properties officeooo:rsid="00159d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kspetasi/harapan:</text:p>
      <text:list xml:id="list948107898" text:style-name="L1">
        <text:list-item>
          <text:p text:style-name="P3">Berbagai acara dan event kegiatan dari skala besar hingga kecil dapat diketahui oleh masyarakat dengan mudah, detail dan terorganisir. Acara yang telah diselenggarakan juga mendapatkan berbagai review dari banyak orang.</text:p>
        </text:list-item>
      </text:list>
      <text:p text:style-name="P1"/>
      <text:p text:style-name="P1"/>
      <text:p text:style-name="P1">Realita/kenyataan:</text:p>
      <text:list xml:id="list2767806329" text:style-name="L2">
        <text:list-item>
          <text:p text:style-name="P4">Masyarakat belum mendapatkan informasi acara/kegiatan dengan mudah dan detail bahkan harus mencari tahu lebih dalam untuk mendapatkan informasi tersebut. Selain itu, review oleh orang-orang yang telah mengikuti acara masih sangat sedikit (dilakukan secara langsung) bahkan tidak pernah (dilakukan secara online) sehingga tidak dapat menarik minat orang lain agar termotivasi untuk mengikuti acara-acara yang bermanfaat.</text:p>
        </text:list-item>
      </text:list>
      <text:p text:style-name="P1"/>
      <text:p text:style-name="P1"/>
      <text:p text:style-name="P1">Kesenjangan permasalahan:</text:p>
      <text:list xml:id="list2811586364" text:style-name="L3">
        <text:list-item>
          <text:p text:style-name="P5">Deskripsi acara yang diberikan oleh panitia tidak terlalu lengkap dan hanya sebatas poin-poin pentingnya saja.</text:p>
        </text:list-item>
      </text:list>
      <text:list xml:id="list3049118555" text:style-name="L4">
        <text:list-item>
          <text:p text:style-name="P6">Tidak banyak masyarakat yang tahu acara apa saja yang sedang dan akan berlangsung baik itu dekat maupun jauh <text:span text:style-name="T1">dari</text:span> rumah.</text:p>
        </text:list-item>
        <text:list-item>
          <text:p text:style-name="P7">Tidak banyak masyarakat yang mereview acara yang telah diikutinya.</text:p>
        </text:list-item>
      </text:list>
      <text:p text:style-name="P1"/>
      <text:p text:style-name="P1"/>
      <text:p text:style-name="P1">Dampak:</text:p>
      <text:list xml:id="list2579667266" text:style-name="L5">
        <text:list-item>
          <text:p text:style-name="P8">Masyarakat tidak mengetahui kegiatan apa saja yang sedang dan akan berlangsung.</text:p>
        </text:list-item>
      </text:list>
      <text:p text:style-name="P2"/>
      <text:p text:style-name="P2"/>
      <text:p text:style-name="P2">Solusi:</text:p>
      <text:list xml:id="list935002657" text:style-name="L6">
        <text:list-item>
          <text:p text:style-name="P9">Membuat website, aplikasi yang memudahkan pengguna untuk mendapatkan informasi dari acara yang sedang dan akan berlangsung serta <text:span text:style-name="T2">dapat </text:span>melihat review dari acara-acara yang telah diselenggarak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1:19:03.891859087</meta:creation-date>
    <dc:date>2018-09-18T11:09:15.645272194</dc:date>
    <meta:editing-duration>PT17M1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177" meta:character-count="1289" meta:non-whitespace-character-count="1131"/>
  </office:meta>
</office:document-meta>
</file>